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7.861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5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2.794cm" svg:height="0.869cm" svg:x="1.365cm" svg:y="2.4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4.159cm" svg:y2="2.913cm" draw:start-shape="id62" draw:start-glue-point="3" draw:end-shape="id63" svg:d="m6137 2929c-1483 0-495-16-1978-16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992cm" draw:start-shape="id64" draw:start-glue-point="3" draw:end-shape="id65" svg:d="m15975 8739c-1563 0-521 2253-2084 2253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693cm" svg:y="14.6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4">pentagon_report_id</text:span></text:p>
          <text:p text:style-name="P3"><text:span text:style-name="T4">test_conducted_id</text:span></text:p>
          <text:p text:style-name="P3"><text:span text:style-name="T4">score_c</text:span></text:p>
          <text:p text:style-name="P3"><text:span text:style-name="T5">score_uf</text:span></text:p>
          <text:p text:style-name="P3"><text:span text:style-name="T5">score_uc</text:span></text:p>
          <text:p text:style-name="P3"><text:span text:style-name="T5">score_qf</text:span></text:p>
          <text:p text:style-name="P3"><text:span text:style-name="T5">score_qc</text:span></text:p>
          <text:p text:style-name="P3"><text:span text:style-name="T5">score</text:span><text:span text:style-name="T4">_c_ack_conform</text:span></text:p>
          <text:p text:style-name="P3"><text:span text:style-name="T5">score</text:span><text:span text:style-name="T4">_c_good_messages</text:span></text:p>
          <text:p text:style-name="P3"><text:span text:style-name="T5">score</text:span><text:span text:style-name="T4">_c_bad_messages</text:span></text:p>
          <text:p text:style-name="P3"><text:span text:style-name="T5">score</text:span><text:span text:style-name="T4">_c_good_data</text:span></text:p>
          <text:p text:style-name="P3"><text:span text:style-name="T5">score</text:span><text:span text:style-name="T4">_c_bad_data</text:span></text:p>
          <text:p text:style-name="P3"><text:span text:style-name="T4">score_uf_vxu_2014</text:span></text:p>
          <text:p text:style-name="P3"><text:span text:style-name="T4">score_uf_vxu_2015</text:span></text:p>
          <text:p text:style-name="P3"><text:span text:style-name="T5">score_uf_sensitive</text:span></text:p>
          <text:p text:style-name="P3"><text:span text:style-name="T5">score_uf_coded_values</text:span></text:p>
          <text:p text:style-name="P3"><text:span text:style-name="T5">score_uf_tolerant</text:span></text:p>
          <text:p text:style-name="P3"><text:span text:style-name="T5">score_uf_ehr_examples</text:span></text:p>
          <text:p text:style-name="P3"><text:span text:style-name="T5">score_uf_performance</text:span></text:p>
          <text:p text:style-name="P3"><text:span text:style-name="T5">score_qf_qbp_2015</text:span></text:p>
          <text:p text:style-name="P3"><text:span text:style-name="T5">score_qf_data_available</text:span></text:p>
          <text:p text:style-name="P3"><text:span text:style-name="T5">score_qf_deduplication</text:span></text:p>
          <text:p text:style-name="P3"><text:span text:style-name="T5">score_qf_forecaster</text:span></text:p>
          <text:p text:style-name="P3"><text:span text:style-name="T5">score_qf_performance</text:span></text:p>
          <text:p text:style-name="P3"><text:span text:style-name="T5">score_qf_minimum_query</text:span></text:p>
          <text:p text:style-name="P3"><text:span text:style-name="T5">score_uc_modifications</text:span></text:p>
          <text:p text:style-name="P3"><text:span text:style-name="T5">score_uc_conflicts</text:span></text:p>
          <text:p text:style-name="P3"><text:span text:style-name="T5">score_uc_constraints</text:span></text:p>
          <text:p text:style-name="P3"><text:span text:style-name="T5">score_uc_acks_conform</text:span></text:p>
          <text:p text:style-name="P3"><text:span text:style-name="T6">score_qc_responses_conform</text:span></text:p>
          <text:p text:style-name="P3"><text:span text:style-name="T6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1" draw:id="id71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73" draw:id="id73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0" draw:start-glue-point="3" draw:end-shape="id71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0" draw:id="id70" draw:layer="layout" svg:width="0.254cm" svg:height="0.254cm" svg:x="12.784cm" svg:y="12.0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3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23T06:02:26.71</dc:date>
    <dc:creator>Nathan Bunker</dc:creator>
    <meta:editing-duration>P7DT21H24M54S</meta:editing-duration>
    <meta:editing-cycles>62</meta:editing-cycles>
    <meta:printed-by>Nathan Bunker</meta:printed-by>
    <meta:print-date>2014-06-19T14:05:00.83</meta:print-date>
    <meta:document-statistic meta:object-count="180"/>
  </office:meta>
</office:document-meta>
</file>